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veSubsite.getTargetURL( boolean succ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veSubsite.getParen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veSubsite.do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oveSubsite.doCheckPrecondi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oveSubsite.getTargetUrl( SiteStructure site ,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oveSubsite.getNodesToLoc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